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0cd61" officeooo:paragraph-rsid="0020cd61"/>
    </style:style>
    <style:style style:name="P2" style:family="paragraph" style:parent-style-name="Standard">
      <style:paragraph-properties fo:text-align="start" style:justify-single-word="false"/>
      <style:text-properties officeooo:rsid="0020cd61" officeooo:paragraph-rsid="00230f16"/>
    </style:style>
    <style:style style:name="P3" style:family="paragraph" style:parent-style-name="Standard">
      <style:paragraph-properties fo:text-align="start" style:justify-single-word="false"/>
      <style:text-properties officeooo:rsid="00212a61" officeooo:paragraph-rsid="00212a61"/>
    </style:style>
    <style:style style:name="P4" style:family="paragraph" style:parent-style-name="Standard">
      <style:paragraph-properties fo:text-align="start" style:justify-single-word="false"/>
      <style:text-properties officeooo:rsid="00282562" officeooo:paragraph-rsid="00282562"/>
    </style:style>
    <style:style style:name="P5" style:family="paragraph" style:parent-style-name="Standard">
      <style:paragraph-properties fo:text-align="start" style:justify-single-word="false"/>
      <style:text-properties officeooo:rsid="0020cd61" officeooo:paragraph-rsid="0020cd61"/>
    </style:style>
    <style:style style:name="P6" style:family="paragraph" style:parent-style-name="Standard">
      <style:paragraph-properties fo:text-align="start" style:justify-single-word="false"/>
      <style:text-properties officeooo:rsid="0029dff2" officeooo:paragraph-rsid="0029dff2"/>
    </style:style>
    <style:style style:name="P7" style:family="paragraph" style:parent-style-name="Standard">
      <style:paragraph-properties fo:text-align="start" style:justify-single-word="false"/>
      <style:text-properties officeooo:rsid="002c92cc" officeooo:paragraph-rsid="002c92cc"/>
    </style:style>
    <style:style style:name="P8" style:family="paragraph" style:parent-style-name="Standard">
      <style:paragraph-properties fo:text-align="start" style:justify-single-word="false"/>
      <style:text-properties officeooo:rsid="002e754c" officeooo:paragraph-rsid="002e754c"/>
    </style:style>
    <style:style style:name="T1" style:family="text">
      <style:text-properties officeooo:rsid="0020da48"/>
    </style:style>
    <style:style style:name="T2" style:family="text">
      <style:text-properties officeooo:rsid="00230f16"/>
    </style:style>
    <style:style style:name="T3" style:family="text">
      <style:text-properties officeooo:rsid="0024641b"/>
    </style:style>
    <style:style style:name="T4" style:family="text">
      <style:text-properties officeooo:rsid="00275493"/>
    </style:style>
    <style:style style:name="T5" style:family="text">
      <style:text-properties officeooo:rsid="002a91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chal Chamilla</text:p>
      <text:p text:style-name="P4">IV.B</text:p>
      <text:p text:style-name="P2"/>
      <text:p text:style-name="P2"/>
      <text:p text:style-name="P2">Prikazy: </text:p>
      <text:p text:style-name="P2"><text:tab/> <text:s/>cd (change directory)</text:p>
      <text:p text:style-name="P3"><text:tab/> <text:s/>cd ..(krok späť)</text:p>
      <text:p text:style-name="P1"><text:tab/> <text:s/>ls (listing)</text:p>
      <text:p text:style-name="P1"><text:tab/> <text:span text:style-name="T1">ctrl C (vzpnutie serveru)</text:span></text:p>
      <text:p text:style-name="P1"><text:tab/> <text:span text:style-name="T2">ctr l (vycistenie terminalu)</text:span></text:p>
      <text:p text:style-name="P1"><text:tab/> <text:span text:style-name="T2">npm run build (spustenie servera pre klienta)</text:span></text:p>
      <text:p text:style-name="P1"><text:tab/><text:span text:style-name="T2">npm run dev (spustanie servera pre admina)</text:span></text:p>
      <text:p text:style-name="P1"><text:tab/><text:span text:style-name="T3">npm run start ( spustíme npm start, npm vyhľadá skript „start“ v súbore package.json a <text:tab/>vykoná príkaz s ním spojený)</text:span></text:p>
      <text:p text:style-name="P1"><text:tab/><text:span text:style-name="T3">mui (stranka s kodmi)</text:span></text:p>
      <text:p text:style-name="P1"><text:tab/><text:span text:style-name="T4">page.tsx (folder ktorý nám rozbieha daný súbor)</text:span></text:p>
      <text:p text:style-name="P6"><text:tab/>giti nit <text:s/><text:span text:style-name="T5">(</text:span>inicializuje github<text:span text:style-name="T5">)</text:span></text:p>
      <text:p text:style-name="P6"><text:tab/>git config <text:span text:style-name="T5">(</text:span>konfiguracia<text:span text:style-name="T5">)</text:span></text:p>
      <text:p text:style-name="P6"><text:tab/><text:span text:style-name="T5">git remote add origina <text:s/>(pridanie adresi servera)</text:span></text:p>
      <text:p text:style-name="P6"><text:tab/><text:span text:style-name="T5">git add . (pridanie projektu)</text:span></text:p>
      <text:p text:style-name="P7"><text:tab/>git branch -m (premenovanie brany)</text:p>
      <text:p text:style-name="P8"><text:tab/>git remote -v (kontrola)</text:p>
      <text:p text:style-name="P6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9:11:37.484572347</meta:creation-date>
    <meta:generator>LibreOffice/24.2.5.2$Linux_X86_64 LibreOffice_project/420$Build-2</meta:generator>
    <dc:date>2024-09-24T12:00:59.137993617</dc:date>
    <meta:editing-duration>PT1H17M22S</meta:editing-duration>
    <meta:editing-cycles>8</meta:editing-cycles>
    <meta:document-statistic meta:table-count="0" meta:image-count="0" meta:object-count="0" meta:page-count="1" meta:paragraph-count="20" meta:word-count="93" meta:character-count="619" meta:non-whitespace-character-count="515"/>
  </office:meta>
</office:document-meta>
</file>